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<text:s/>Drawing people</text:p>
      <text:p text:style-name="Normal">2 Nail designs<text:s/></text:p>
      <text:p text:style-name="Normal">3 Riding a bike<text:s/></text:p>
      <text:p text:style-name="Normal">4 Self care<text:s/></text:p>
      <text:p text:style-name="Normal">5 Cooking<text:s/></text:p>
      <text:p text:style-name="Normal">6 Graphic art<text:s/></text:p>
      <text:p text:style-name="Normal">7 Dying hair<text:s/></text:p>
      <text:p text:style-name="Normal">8<text:s/>Doing my hair</text:p>
      <text:p text:style-name="Normal">9 Painting nails<text:s/></text:p>
      <text:p text:style-name="Normal">10<text:s/>Balancing on a skateboar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smine Tarr - Chicago 2022</meta:initial-creator>
    <dc:creator>Yasmine Tarr - Chicago 2022</dc:creator>
    <meta:creation-date>2021-08-17T12:00:00Z</meta:creation-date>
    <dc:date>2021-08-17T12:00:00Z</dc:date>
    <meta:template xlink:href="Normal.dotm" xlink:type="simple"/>
    <meta:editing-cycles>1</meta:editing-cycles>
    <meta:editing-duration>PT0S</meta:editing-duration>
    <meta:document-statistic meta:page-count="1" meta:paragraph-count="1" meta:word-count="24" meta:character-count="165" meta:row-count="1" meta:non-whitespace-character-count="142"/>
  </office:meta>
</office:document-meta>
</file>